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小塚ゴシック Pr6N M" svg:font-family="'小塚ゴシック Pr6N M'" style:font-family-generic="swiss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4cm" fo:min-width="1.659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361cm" fo:min-width="2.58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541cm" fo:min-width="1.014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429cm"/>
    </style:style>
    <style:style style:name="gr6" style:family="graphic" style:parent-style-name="standard">
      <style:graphic-properties draw:stroke="none" svg:stroke-color="#000000" draw:fill="none" draw:fill-color="#ffffff" fo:min-height="0.5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小塚ゴシック Pr6N M"/>
    </style:style>
    <style:style style:name="P4" style:family="paragraph">
      <style:text-properties style:font-name="源ノ角ゴシック JP Medium" fo:font-size="12pt" style:font-name-asian="源ノ角ゴシック JP Medium" style:font-size-asian="12pt" style:font-size-complex="12pt"/>
    </style:style>
    <style:style style:name="P5" style:family="paragraph">
      <loext:graphic-properties draw:fill="none" draw:fill-color="#ffffff"/>
      <style:text-properties style:font-name="源ノ角ゴシック JP Medium" fo:font-size="12pt" style:font-name-asian="源ノ角ゴシック JP Medium" style:font-size-asian="12pt" style:font-size-complex="12pt"/>
    </style:style>
    <style:style style:name="P6" style:family="paragraph">
      <loext:graphic-properties draw:fill="none" draw:fill-color="#ffffff"/>
    </style:style>
    <style:style style:name="T1" style:family="text">
      <style:text-properties style:font-name="小塚ゴシック Pr6N M"/>
    </style:style>
    <style:style style:name="T2" style:family="text">
      <style:text-properties style:font-name="源ノ角ゴシック JP Medium" fo:font-size="12pt" style:font-name-asian="源ノ角ゴシック JP Medium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165cm" svg:height="1.8cm" svg:x="2.946cm" svg:y="3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164cm" svg:height="1.691cm" svg:x="7.502cm" svg:y="3.573cm">
          <text:p text:style-name="P2"><text:span text:style-name="T1">SELEC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54cm" svg:height="2.645cm" svg:x="12.157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47cm" svg:y1="4.419cm" svg:x2="7.592cm" svg:y2="4.419cm">
          <text:p/>
        </draw:line>
        <draw:line draw:style-name="gr4" draw:text-style-name="P1" draw:layer="layout" svg:x1="10.61cm" svg:y1="4.447cm" svg:x2="12.084cm" svg:y2="4.501cm">
          <text:p/>
        </draw:line>
        <draw:frame draw:style-name="gr5" draw:text-style-name="P5" draw:layer="layout" svg:width="3.458cm" svg:height="0.679cm" svg:x="2.691cm" svg:y="2.514cm">
          <draw:text-box>
            <text:p text:style-name="P4"><text:span text:style-name="T2">入力側テーブル</text:span></text:p>
          </draw:text-box>
        </draw:frame>
        <draw:frame draw:style-name="gr5" draw:text-style-name="P5" draw:layer="layout" svg:width="3.458cm" svg:height="0.679cm" svg:x="11.649cm" svg:y="2.083cm">
          <draw:text-box>
            <text:p text:style-name="P4"><text:span text:style-name="T2">結果テーブル</text:span></text:p>
          </draw:text-box>
        </draw:frame>
        <draw:frame draw:style-name="gr6" draw:text-style-name="P6" draw:layer="layout" svg:width="0.798cm" svg:height="0.962cm" svg:x="3.533cm" svg:y="3.459cm">
          <draw:text-box>
            <text:p>x</text:p>
          </draw:text-box>
        </draw:frame>
        <draw:frame draw:style-name="gr6" draw:text-style-name="P6" draw:layer="layout" svg:width="0.798cm" svg:height="0.962cm" svg:x="3.933cm" svg:y="4.359cm">
          <draw:text-box>
            <text:p>x</text:p>
          </draw:text-box>
        </draw:frame>
        <draw:frame draw:style-name="gr6" draw:text-style-name="P6" draw:layer="layout" svg:width="0.798cm" svg:height="0.962cm" svg:x="4.733cm" svg:y="3.859cm">
          <draw:text-box>
            <text:p>x</text:p>
          </draw:text-box>
        </draw:frame>
        <draw:frame draw:style-name="gr6" draw:text-style-name="P6" draw:layer="layout" svg:width="0.798cm" svg:height="0.962cm" svg:x="12.833cm" svg:y="3.159cm">
          <draw:text-box>
            <text:p>x</text:p>
          </draw:text-box>
        </draw:frame>
        <draw:frame draw:style-name="gr6" draw:text-style-name="P6" draw:layer="layout" svg:width="0.798cm" svg:height="0.962cm" svg:x="13.133cm" svg:y="4.659cm">
          <draw:text-box>
            <text:p>x</text:p>
          </draw:text-box>
        </draw:frame>
        <draw:frame draw:style-name="gr5" draw:text-style-name="P5" draw:layer="layout" svg:width="3.458cm" svg:height="0.679cm" svg:x="7.991cm" svg:y="2.515cm">
          <draw:text-box>
            <text:p text:style-name="P4"><text:span text:style-name="T2">フィルタ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小塚ゴシック Pr6N M" svg:font-family="'小塚ゴシック Pr6N M'" style:font-family-generic="swiss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2T04:13:11.672000000</meta:creation-date>
    <dc:date>2019-04-12T04:25:02.305000000</dc:date>
    <meta:editing-duration>PT11M49S</meta:editing-duration>
    <meta:editing-cycles>3</meta:editing-cycles>
    <meta:generator>LibreOffice/5.4.4.2$Windows_X86_64 LibreOffice_project/2524958677847fb3bb44820e40380acbe820f960</meta:generator>
    <meta:document-statistic meta:object-count="13"/>
  </office:meta>
</office:document-meta>
</file>